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2pt" style:font-size-asian="10.5pt" style:font-size-complex="1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text:tab/><text:tab/><text:tab/><text:tab/><text:span text:style-name="T1">Ohjelmoinnin harjoitustyö</text:span></text:p>
      <text:p text:style-name="Standard"><text:span text:style-name="T1"/></text:p>
      <text:p text:style-name="Standard"><text:span text:style-name="T1"><text:tab/><text:tab/><text:tab/><text:tab/><text:tab/><text:tab/><text:tab/></text:span><text:span text:style-name="T2"><text:tab/><text:tab/><text:tab/><text:tab/>Taneli Virkkala</text:span></text:p>
      <text:p text:style-name="Standard"><text:span text:style-name="T2"/></text:p>
      <text:p text:style-name="P1"><text:span text:style-name="T3"><text:tab/><text:tab/><text:tab/><text:tab/><text:tab/>Dokumentaatio: osa 1</text:span></text:p>
      <text:p text:style-name="P1"><text:span text:style-name="T3"/></text:p>
      <text:p text:style-name="P1"><text:span text:style-name="T3">Aihe: muistipeli</text:span></text:p>
      <text:p text:style-name="P1"><text:span text:style-name="T3">Perinteinen muistipeli (concentration game) jossa tavoitteena on löytää pöydältä kaikille korteille parit. Kortteja on 16 ja pareja 8. Sama kuva/symboli tarkoittaa samaa paria. Pelissä voi valita yksin tai kaksinpelin. Kun sama pari löytyy, korttipari katoaa pöydältä. Tämän jälkeen kyseinen pelaaja saa pisteen. Jos taas löytyy eri pari, kortit käännetään takaisin ylösalaisin</text:span></text:p>
      <text:p text:style-name="P1"><text:span text:style-name="T3"/></text:p>
      <text:p text:style-name="P1"><text:span text:style-name="T3">Käyttäjät:</text:span></text:p>
      <text:p text:style-name="P1"><text:span text:style-name="T3">-Pelaaja1</text:span></text:p>
      <text:p text:style-name="P1"><text:span text:style-name="T3">-Pelaaja2</text:span></text:p>
      <text:p text:style-name="P1"><text:span text:style-name="T3"/></text:p>
      <text:p text:style-name="P1"><text:span text:style-name="T3">Pelaajan toiminnot:</text:span></text:p>
      <text:p text:style-name="P1"><text:span text:style-name="T3">-Kääntää valitsemaansa korttia vuorollaan 2 kertaa</text:span></text:p>
      <text:p text:style-name="P1"><text:span text:style-name="T3">-Antaa nimensä</text:span></text:p>
      <text:p text:style-name="P1"><text:span text:style-name="T3">-Voi halutessaan lopettaa pelin</text:span></text:p>
      <text:p text:style-name="P1"><text:span text:style-name="T3">-Kortti valitaan hiiren klikkauksella</text:span></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eli </meta:initial-creator>
    <meta:creation-date>2012-01-23T23:34:31</meta:creation-date>
    <meta:document-statistic meta:table-count="0" meta:image-count="0" meta:object-count="0" meta:page-count="1" meta:paragraph-count="13" meta:word-count="82" meta:character-count="652" meta:non-whitespace-character-count="632"/>
    <dc:date>2012-01-23T23:54:53</dc:date>
    <dc:creator>Taneli </dc:creator>
    <meta:editing-duration>PT3M59S</meta:editing-duration>
    <meta:editing-cycles>1</meta:editing-cycles>
    <meta:generator>LibreOffice/3.4$Linux LibreOffice_project/340m1$Build-402</meta:generator>
  </office:meta>
</office:document-meta>
</file>